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70000005356A39D03E5C654D9.png" manifest:media-type="image/png"/>
  <manifest:file-entry manifest:full-path="Pictures/1000000000000061000000610E6766B0C675CB4A.png" manifest:media-type="image/png"/>
  <manifest:file-entry manifest:full-path="Pictures/100000000000008D000000609DF036CAD07960F7.png" manifest:media-type="image/png"/>
  <manifest:file-entry manifest:full-path="Pictures/10000000000000CC0000007EE3148716DB371279.png" manifest:media-type="image/png"/>
  <manifest:file-entry manifest:full-path="Pictures/10000201000001F8000000B182CC030F068D1B10.png" manifest:media-type="image/png"/>
  <manifest:file-entry manifest:full-path="Pictures/10000000000000A7000000470CA0A07D4F6F7056.png" manifest:media-type="image/png"/>
  <manifest:file-entry manifest:full-path="Pictures/10000000000000C20000004397AAE32CD0FE9F2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4.378cm" fo:min-width="2.54cm" fo:padding-top="0.102cm" fo:padding-bottom="0.102cm" fo:padding-left="0.102cm" fo:padding-right="0.102cm"/>
    </style:style>
    <style:style style:name="gr3" style:family="graphic" style:parent-style-name="standard">
      <style:graphic-properties draw:stroke="solid" svg:stroke-width="0.018cm" svg:stroke-color="#000000" draw:fill="none" fo:padding-top="0.134cm" fo:padding-bottom="0.134cm" fo:padding-left="0.259cm" fo:padding-right="0.259cm" draw:shadow="hidden"/>
    </style:style>
    <style:style style:name="gr4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5" style:family="graphic" style:parent-style-name="standard">
      <style:graphic-properties draw:stroke="none" draw:fill="none" fo:min-height="1.327cm" fo:min-width="2.54cm" fo:padding-top="0.102cm" fo:padding-bottom="0.102cm" fo:padding-left="0.102cm" fo:padding-right="0.102cm"/>
    </style:style>
    <style:style style:name="gr6" style:family="graphic" style:parent-style-name="standard">
      <style:graphic-properties draw:stroke="none" draw:fill="none" fo:min-height="0.73cm" fo:min-width="2.54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212cm" svg:stroke-color="#595959" draw:fill="none" fo:padding-top="0.231cm" fo:padding-bottom="0.231cm" fo:padding-left="0.356cm" fo:padding-right="0.356cm" draw:shadow="hidden"/>
    </style:style>
    <style:style style:name="gr8" style:family="graphic" style:parent-style-name="standard">
      <style:graphic-properties draw:stroke="none" draw:fill="none" draw:textarea-vertical-align="middle" fo:min-height="0.428cm" fo:min-width="2.54cm" fo:padding-top="0.102cm" fo:padding-bottom="0.102cm" fo:padding-left="0.102cm" fo:padding-right="0.102cm"/>
    </style:style>
    <style:style style:name="gr9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10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11" style:family="graphic" style:parent-style-name="standard">
      <style:graphic-properties draw:stroke="none" draw:fill="none" fo:min-height="0.956cm" fo:min-width="2.54cm" fo:padding-top="0.102cm" fo:padding-bottom="0.102cm" fo:padding-left="0.102cm" fo:padding-right="0.102cm"/>
    </style:style>
    <style:style style:name="gr12" style:family="graphic" style:parent-style-name="standard">
      <style:graphic-properties draw:stroke="none" draw:fill="none" fo:min-height="1.607cm" fo:min-width="2.54cm" fo:padding-top="0.102cm" fo:padding-bottom="0.102cm" fo:padding-left="0.102cm" fo:padding-right="0.102cm"/>
    </style:style>
    <style:style style:name="gr13" style:family="graphic" style:parent-style-name="standard">
      <style:graphic-properties draw:stroke="none" draw:fill="none" fo:min-height="1.143cm" fo:min-width="2.54cm" fo:padding-top="0.102cm" fo:padding-bottom="0.102cm" fo:padding-left="0.102cm" fo:padding-right="0.102cm"/>
    </style:style>
    <style:style style:name="gr14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15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16" style:family="graphic" style:parent-style-name="standard">
      <style:graphic-properties draw:stroke="none" draw:fill="solid" draw:fill-color="#ff0000" draw:opacity="100%" draw:shadow="hidden"/>
    </style:style>
    <style:style style:name="gr17" style:family="graphic" style:parent-style-name="standard">
      <style:graphic-properties draw:stroke="none" draw:fill="none" draw:textarea-vertical-align="middle" fo:min-height="0.842cm" fo:min-width="2.54cm" fo:padding-top="0.102cm" fo:padding-bottom="0.102cm" fo:padding-left="0.102cm" fo:padding-right="0.102cm"/>
    </style:style>
    <style:style style:name="gr18" style:family="graphic" style:parent-style-name="standard">
      <style:graphic-properties draw:stroke="none" draw:fill="none" fo:min-height="3.038cm" fo:min-width="2.54cm" fo:padding-top="0.102cm" fo:padding-bottom="0.102cm" fo:padding-left="0.102cm" fo:padding-right="0.102cm"/>
    </style:style>
    <style:style style:name="gr19" style:family="graphic" style:parent-style-name="standard">
      <style:graphic-properties draw:stroke="solid" svg:stroke-width="0.106cm" svg:stroke-color="#595959" draw:fill="none" fo:padding-top="0.178cm" fo:padding-bottom="0.178cm" fo:padding-left="0.303cm" fo:padding-right="0.303cm" draw:shadow="hidden"/>
    </style:style>
    <style:style style:name="gr20" style:family="graphic" style:parent-style-name="standard">
      <style:graphic-properties draw:stroke="none" draw:fill="none" fo:min-height="2.336cm" fo:min-width="2.54cm" fo:padding-top="0.102cm" fo:padding-bottom="0.102cm" fo:padding-left="0.102cm" fo:padding-right="0.102cm"/>
    </style:style>
    <style:style style:name="gr21" style:family="graphic" style:parent-style-name="standard">
      <style:graphic-properties draw:stroke="none" draw:fill="none" fo:min-height="0.584cm" fo:min-width="2.54cm" fo:padding-top="0.102cm" fo:padding-bottom="0.102cm" fo:padding-left="0.102cm" fo:padding-right="0.102cm"/>
    </style:style>
    <style:style style:name="gr22" style:family="graphic" style:parent-style-name="standard">
      <style:graphic-properties draw:stroke="none" draw:fill="none" fo:min-height="1.378cm" fo:min-width="2.54cm" fo:padding-top="0.102cm" fo:padding-bottom="0.102cm" fo:padding-left="0.102cm" fo:padding-right="0.102cm"/>
    </style:style>
    <style:style style:name="gr23" style:family="graphic" style:parent-style-name="standard">
      <style:graphic-properties draw:stroke="none" draw:fill="none" fo:min-height="1.868cm" fo:min-width="2.54cm" fo:padding-top="0.102cm" fo:padding-bottom="0.102cm" fo:padding-left="0.102cm" fo:padding-right="0.102cm"/>
    </style:style>
    <style:style style:name="gr24" style:family="graphic" style:parent-style-name="standard">
      <style:graphic-properties draw:stroke="none" draw:fill="none" fo:min-height="2.694cm" fo:min-width="2.54cm" fo:padding-top="0.102cm" fo:padding-bottom="0.102cm" fo:padding-left="0.102cm" fo:padding-right="0.102cm"/>
    </style:style>
    <style:style style:name="gr25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26" style:family="graphic" style:parent-style-name="standard">
      <style:graphic-properties draw:stroke="none" draw:fill="none" fo:min-height="1.305cm" fo:min-width="2.54cm" fo:padding-top="0.102cm" fo:padding-bottom="0.102cm" fo:padding-left="0.102cm" fo:padding-right="0.102cm"/>
    </style:style>
    <style:style style:name="gr27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28" style:family="graphic" style:parent-style-name="standard">
      <style:graphic-properties draw:stroke="none" draw:fill="none" fo:min-height="0.892cm" fo:min-width="2.54cm" fo:padding-top="0.102cm" fo:padding-bottom="0.102cm" fo:padding-left="0.102cm" fo:padding-right="0.102cm"/>
    </style:style>
    <style:style style:name="gr29" style:family="graphic" style:parent-style-name="standard">
      <style:graphic-properties draw:stroke="none" draw:fill="none" fo:min-height="1.54cm" fo:min-width="2.54cm" fo:padding-top="0.102cm" fo:padding-bottom="0.102cm" fo:padding-left="0.102cm" fo:padding-right="0.102cm"/>
    </style:style>
    <style:style style:name="gr30" style:family="graphic" style:parent-style-name="standard">
      <style:graphic-properties draw:stroke="none" draw:fill="none" fo:min-height="1.554cm" fo:min-width="2.54cm" fo:padding-top="0.102cm" fo:padding-bottom="0.102cm" fo:padding-left="0.102cm" fo:padding-right="0.102cm"/>
    </style:style>
    <style:style style:name="gr31" style:family="graphic" style:parent-style-name="standard">
      <style:graphic-properties draw:stroke="none" draw:fill="none" fo:min-height="1.019cm" fo:min-width="2.54cm" fo:padding-top="0.102cm" fo:padding-bottom="0.102cm" fo:padding-left="0.102cm" fo:padding-right="0.102cm"/>
    </style:style>
    <style:style style:name="gr32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33" style:family="graphic" style:parent-style-name="standard">
      <style:graphic-properties draw:stroke="none" draw:fill="none" fo:min-height="0.364cm" fo:min-width="2.54cm" fo:padding-top="0.102cm" fo:padding-bottom="0.102cm" fo:padding-left="0.102cm" fo:padding-right="0.102cm"/>
    </style:style>
    <style:style style:name="P1" style:family="paragraph">
      <loext:graphic-properties draw:fill="none"/>
    </style:style>
    <style:style style:name="P2" style:family="paragraph">
      <style:paragraph-properties fo:text-align="start"/>
    </style:style>
    <style:style style:name="P3" style:family="paragraph">
      <style:paragraph-properties fo:margin-left="0.293cm" fo:margin-right="0cm" fo:text-align="start" fo:text-indent="-0.293cm"/>
    </style:style>
    <style:style style:name="P4" style:family="paragraph">
      <style:paragraph-properties fo:margin-left="0.8cm" fo:margin-right="0cm" fo:text-align="start" fo:text-indent="-0.306cm"/>
    </style:style>
    <style:style style:name="P5" style:family="paragraph">
      <style:paragraph-properties fo:margin-left="0.494cm" fo:margin-right="0cm" fo:text-align="start" fo:text-indent="0cm"/>
    </style:style>
    <style:style style:name="P6" style:family="paragraph">
      <loext:graphic-properties draw:fill="bitmap" draw:fill-image-name="Bitmap_5f_0" style:repeat="stretch" draw:fill-image-ref-point="top-left"/>
    </style:style>
    <style:style style:name="P7" style:family="paragraph">
      <style:paragraph-properties fo:text-align="end"/>
    </style:style>
    <style:style style:name="P8" style:family="paragraph">
      <loext:graphic-properties draw:fill="bitmap" draw:fill-image-name="Bitmap_5f_1" style:repeat="stretch" draw:fill-image-ref-point="top-left"/>
    </style:style>
    <style:style style:name="P9" style:family="paragraph">
      <loext:graphic-properties draw:fill="bitmap" draw:fill-image-name="Bitmap_5f_2" style:repeat="stretch" draw:fill-image-ref-point="top-left"/>
    </style:style>
    <style:style style:name="P10" style:family="paragraph">
      <style:paragraph-properties fo:text-align="center"/>
    </style:style>
    <style:style style:name="P11" style:family="paragraph">
      <loext:graphic-properties draw:fill="bitmap" draw:fill-image-name="Bitmap_5f_3" style:repeat="stretch" draw:fill-image-ref-point="top-left"/>
    </style:style>
    <style:style style:name="P12" style:family="paragraph">
      <loext:graphic-properties draw:fill="solid" draw:fill-color="#ff0000" draw:opacity="100%"/>
    </style:style>
    <style:style style:name="P13" style:family="paragraph">
      <loext:graphic-properties draw:fill="bitmap" draw:fill-image-name="Bitmap_5f_4" style:repeat="stretch" draw:fill-image-ref-point="top-left"/>
    </style:style>
    <style:style style:name="P14" style:family="paragraph">
      <loext:graphic-properties draw:fill="bitmap" draw:fill-image-name="Bitmap_5f_5" style:repeat="stretch" draw:fill-image-ref-point="top-left"/>
    </style:style>
    <style:style style:name="P15" style:family="paragraph">
      <loext:graphic-properties draw:fill="bitmap" draw:fill-image-name="Bitmap_5f_6" style:repeat="stretch" draw:fill-image-ref-point="top-left"/>
    </style:style>
    <style:style style:name="T1" style:family="text"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2" style:family="text">
      <style:text-properties fo:color="#ff0000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style:style style:name="T3" style:family="text">
      <style:text-properties fo:color="#ff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4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5" style:family="text">
      <style:text-properties fo:color="#00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6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7" style:family="text">
      <style:text-properties fo:color="#000000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8" style:family="text">
      <style:text-properties fo:color="#085296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style:style style:name="T9" style:family="text"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T10" style:family="text"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1" style:family="text">
      <style:text-properties fo:color="#00b05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2" style:family="text">
      <style:text-properties fo:color="#000000" style:font-name="Calibri" fo:font-size="7pt" style:font-name-asian="Calibri" style:font-size-asian="7pt" style:font-name-complex="Calibri" style:font-size-complex="7pt"/>
    </style:style>
    <style:style style:name="T13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9.55cm" svg:height="4.617cm" svg:x="17.126cm" svg:y="7.04cm" svg:viewBox="0 0 9551 4618" draw:points="0,0 9551,0 9551,4618 0,4618">
            <text:p/>
          </draw:polygon>
          <draw:frame draw:style-name="gr2" draw:text-style-name="P1" draw:layer="layout" svg:width="9.55cm" svg:height="4.582cm" svg:x="17.126cm" svg:y="7.076cm">
            <draw:text-box>
              <text:p text:style-name="P2"><text:span text:style-name="T1">Sauvegarder </text:span><text:span text:style-name="T2">AILLEURS</text:span><text:span text:style-name="T3"> </text:span><text:span text:style-name="T1">et </text:span><text:span text:style-name="T3">une fois par mois </text:span><text:span text:style-name="T4">: </text:span></text:p>
              <text:p text:style-name="P3"><text:span text:style-name="T4">AILLEURS = DANS UN AUTRE ENDROIT : </text:span></text:p>
              <text:p text:style-name="P4"><text:span text:style-name="T4"><text:tab/></text:span><text:span text:style-name="T4">un autre infonuage, </text:span></text:p>
              <text:p text:style-name="P4"><text:span text:style-name="T4"><text:tab/></text:span><text:span text:style-name="T4">une clé USB ou un disque externe laissés au laboratoire </text:span></text:p>
              <text:p text:style-name="P4"><text:span text:style-name="T4"><text:tab/></text:span><text:span text:style-name="T4">un serveur partagé,… </text:span></text:p>
              <text:p text:style-name="P4"><text:span text:style-name="T4"><text:s text:c="2"/></text:span><text:span text:style-name="T4">pas chez vous, ni sur vous </text:span></text:p>
              <text:p text:style-name="P5"><text:span text:style-name="T4"/></text:p>
              <text:p text:style-name="P3"><text:span text:style-name="T4">tout le dossier maître </text:span></text:p>
              <text:p text:style-name="P3"><text:span text:style-name="T4">dans un dossier (ou un fichier ZIP) nommé avec la date du jour </text:span></text:p>
            </draw:text-box>
          </draw:frame>
        </draw:g>
        <draw:polygon draw:style-name="gr3" draw:text-style-name="P1" draw:layer="layout" svg:width="9.511cm" svg:height="3.419cm" svg:x="17.17cm" svg:y="2.99cm" svg:viewBox="0 0 9512 3420" draw:points="0,0 9512,0 9512,3420 0,3420">
          <text:p/>
        </draw:polygon>
        <draw:polygon draw:style-name="gr4" draw:text-style-name="P6" draw:layer="layout" svg:width="3.797cm" svg:height="2.585cm" svg:x="1.27cm" svg:y="3.526cm" svg:viewBox="0 0 3798 2586" draw:points="0,0 3798,0 3798,2586 0,2586">
          <text:p/>
        </draw:polygon>
        <draw:polygon draw:style-name="gr3" draw:text-style-name="P1" draw:layer="layout" svg:width="12.302cm" svg:height="9.604cm" svg:x="1.48cm" svg:y="3.158cm" svg:viewBox="0 0 12303 9605" draw:points="0,0 12303,0 12303,9605 0,9605">
          <text:p/>
        </draw:polygon>
        <draw:frame draw:style-name="gr5" draw:text-style-name="P1" draw:layer="layout" svg:width="24.279cm" svg:height="1.531cm" svg:x="2.32cm" svg:y="1.036cm">
          <draw:text-box>
            <text:p text:style-name="P7"><text:span text:style-name="T5">Bonnes pratiques de sauvegarde pour sa recherche </text:span></text:p>
          </draw:text-box>
        </draw:frame>
        <draw:frame draw:style-name="gr6" draw:text-style-name="P1" draw:layer="layout" svg:width="7.732cm" svg:height="1.141cm" svg:x="18.949cm" svg:y="19.386cm">
          <draw:text-box>
            <text:p/>
          </draw:text-box>
        </draw:frame>
        <draw:line draw:style-name="gr7" draw:text-style-name="P1" draw:layer="layout" svg:x1="13.786cm" svg:y1="5.061cm" svg:x2="17.127cm" svg:y2="4.507cm">
          <text:p/>
        </draw:line>
        <draw:frame draw:style-name="gr8" draw:text-style-name="P1" draw:layer="layout" svg:width="14.607cm" svg:height="0.632cm" svg:x="9.113cm" svg:y="19.601cm">
          <draw:text-box>
            <text:p text:style-name="P7"><text:span text:style-name="T6">* </text:span><text:span text:style-name="T7">Plus de détails à</text:span><text:span text:style-name="T6"> https://github.com/pmartinolli/TM-Saveorcry — v.1.1.fr — Pascal Martinolli, U de Montréal, CC-BY. </text:span></text:p>
          </draw:text-box>
        </draw:frame>
        <draw:polygon draw:style-name="gr9" draw:text-style-name="P8" draw:layer="layout" svg:width="2.576cm" svg:height="0.905cm" svg:x="24.02cm" svg:y="19.359cm" svg:viewBox="0 0 2577 906" draw:points="0,0 2577,0 2577,906 0,906">
          <text:p/>
        </draw:polygon>
        <draw:polygon draw:style-name="gr10" draw:text-style-name="P9" draw:layer="layout" svg:width="2.891cm" svg:height="1.785cm" svg:x="17.209cm" svg:y="3.505cm" svg:viewBox="0 0 2892 1786" draw:points="0,0 2892,0 2892,1786 0,1786">
          <text:p/>
        </draw:polygon>
        <draw:frame draw:style-name="gr11" draw:text-style-name="P1" draw:layer="layout" svg:width="2.899cm" svg:height="1.16cm" svg:x="17.271cm" svg:y="5.249cm">
          <draw:text-box>
            <text:p text:style-name="P10"><text:span text:style-name="T8">OneDrive UdeM</text:span><text:span text:style-name="T1"> </text:span></text:p>
            <text:p text:style-name="P10"><text:span text:style-name="T4">(1 TB) </text:span></text:p>
          </draw:text-box>
        </draw:frame>
        <draw:frame draw:style-name="gr12" draw:text-style-name="P1" draw:layer="layout" svg:width="6.789cm" svg:height="1.811cm" svg:x="5.812cm" svg:y="3.345cm">
          <draw:text-box>
            <text:p text:style-name="P2"><text:span text:style-name="T3">GROUPER </text:span><text:span text:style-name="T4">: un dossier maître dans lequel se trouvent tous les sous-dossiers et les fichiers reliés à votre recherche </text:span></text:p>
          </draw:text-box>
        </draw:frame>
        <draw:polygon draw:style-name="gr4" draw:text-style-name="P6" draw:layer="layout" svg:width="2.045cm" svg:height="1.392cm" svg:x="4.76cm" svg:y="6.376cm" svg:viewBox="0 0 2046 1393" draw:points="0,0 2046,0 2046,1393 0,1393">
          <text:p/>
        </draw:polygon>
        <draw:frame draw:style-name="gr13" draw:text-style-name="P1" draw:layer="layout" svg:width="6.737cm" svg:height="1.347cm" svg:x="6.805cm" svg:y="6.57cm">
          <draw:text-box>
            <text:p text:style-name="P2"><text:span text:style-name="T4">Un sous-dossier contenant </text:span><text:span text:style-name="T4"><text:line-break/></text:span><text:span text:style-name="T4">votre base </text:span><text:span text:style-name="T9">Zotero </text:span><text:span text:style-name="T4">ou </text:span><text:span text:style-name="T9">Endnote</text:span><text:span text:style-name="T4"> </text:span></text:p>
          </draw:text-box>
        </draw:frame>
        <draw:polygon draw:style-name="gr4" draw:text-style-name="P6" draw:layer="layout" svg:width="2.045cm" svg:height="1.392cm" svg:x="4.702cm" svg:y="8.46cm" svg:viewBox="0 0 2046 1393" draw:points="0,0 2046,0 2046,1393 0,1393">
          <text:p/>
        </draw:polygon>
        <draw:frame draw:style-name="gr13" draw:text-style-name="P1" draw:layer="layout" svg:width="6.692cm" svg:height="1.347cm" svg:x="6.882cm" svg:y="8.698cm">
          <draw:text-box>
            <text:p text:style-name="P2"><text:span text:style-name="T4">Un sous-dossier contenant vos données (statistiques, images, tableaux, etc.) </text:span></text:p>
          </draw:text-box>
        </draw:frame>
        <draw:polygon draw:style-name="gr14" draw:text-style-name="P11" draw:layer="layout" svg:width="2.053cm" svg:height="2.053cm" svg:x="4.616cm" svg:y="10.51cm" svg:viewBox="0 0 2054 2054" draw:points="0,0 2054,0 2054,2054 0,2054">
          <text:p/>
        </draw:polygon>
        <draw:frame draw:style-name="gr13" draw:text-style-name="P1" draw:layer="layout" svg:width="6.967cm" svg:height="1.347cm" svg:x="6.777cm" svg:y="11.087cm">
          <draw:text-box>
            <text:p text:style-name="P2"><text:span text:style-name="T4">Le texte de votre mémoire ou de votre thèse </text:span></text:p>
          </draw:text-box>
        </draw:frame>
        <draw:line draw:style-name="gr15" draw:text-style-name="P1" draw:layer="layout" svg:x1="3.026cm" svg:y1="6.202cm" svg:x2="3.026cm" svg:y2="11.657cm">
          <text:p/>
        </draw:line>
        <draw:line draw:style-name="gr15" draw:text-style-name="P1" draw:layer="layout" svg:x1="4.447cm" svg:y1="7.248cm" svg:x2="3.056cm" svg:y2="7.248cm">
          <text:p/>
        </draw:line>
        <draw:line draw:style-name="gr15" draw:text-style-name="P1" draw:layer="layout" svg:x1="4.389cm" svg:y1="9.333cm" svg:x2="2.998cm" svg:y2="9.333cm">
          <text:p/>
        </draw:line>
        <draw:line draw:style-name="gr15" draw:text-style-name="P1" draw:layer="layout" svg:x1="4.447cm" svg:y1="11.616cm" svg:x2="3.056cm" svg:y2="11.616cm">
          <text:p/>
        </draw:line>
        <draw:g>
          <draw:polygon draw:style-name="gr16" draw:text-style-name="P12" draw:layer="layout" svg:width="0.76cm" svg:height="1.046cm" svg:x="4.965cm" svg:y="3.345cm" svg:viewBox="0 0 761 1047" draw:points="0,0 761,0 761,1047 0,1047">
            <text:p/>
          </draw:polygon>
          <draw:frame draw:style-name="gr17" draw:text-style-name="P1" draw:layer="layout" svg:width="0.76cm" svg:height="1.046cm" svg:x="4.965cm" svg:y="3.345cm">
            <draw:text-box>
              <text:p text:style-name="P10"><text:span text:style-name="T10">1 </text:span></text:p>
            </draw:text-box>
          </draw:frame>
        </draw:g>
        <draw:frame draw:style-name="gr18" draw:text-style-name="P1" draw:layer="layout" svg:width="6.215cm" svg:height="3.242cm" svg:x="20.309cm" svg:y="3.167cm">
          <draw:text-box>
            <text:p text:style-name="P2"><text:span text:style-name="T1">Sauvegarder </text:span><text:span text:style-name="T3">CHAQUE SEMAINE </text:span><text:span text:style-name="T4">: </text:span></text:p>
            <text:p text:style-name="P3"><text:span text:style-name="T4">sur l’infonuage </text:span><text:span text:style-name="T9">OneDrive UdeM</text:span><text:span text:style-name="T4"> </text:span></text:p>
            <text:p text:style-name="P2"><text:span text:style-name="T4"/></text:p>
            <text:p text:style-name="P3"><text:span text:style-name="T4">tout le dossier maître </text:span></text:p>
            <text:p text:style-name="P3"><text:span text:style-name="T4">dans un dossier (ou un fichier ZIP) </text:span><text:span text:style-name="T4"><text:line-break/></text:span><text:span text:style-name="T4">nommé avec la date du jour </text:span></text:p>
          </draw:text-box>
        </draw:frame>
        <draw:g>
          <draw:polygon draw:style-name="gr16" draw:text-style-name="P12" draw:layer="layout" svg:width="0.76cm" svg:height="1.046cm" svg:x="16.294cm" svg:y="3.003cm" svg:viewBox="0 0 761 1047" draw:points="0,0 761,0 761,1047 0,1047">
            <text:p/>
          </draw:polygon>
          <draw:frame draw:style-name="gr17" draw:text-style-name="P1" draw:layer="layout" svg:width="0.76cm" svg:height="1.046cm" svg:x="16.294cm" svg:y="3.003cm">
            <draw:text-box>
              <text:p text:style-name="P10"><text:span text:style-name="T10">2 </text:span></text:p>
            </draw:text-box>
          </draw:frame>
        </draw:g>
        <draw:g>
          <draw:polygon draw:style-name="gr16" draw:text-style-name="P12" draw:layer="layout" svg:width="0.76cm" svg:height="1.046cm" svg:x="16.131cm" svg:y="7.058cm" svg:viewBox="0 0 761 1047" draw:points="0,0 761,0 761,1047 0,1047">
            <text:p/>
          </draw:polygon>
          <draw:frame draw:style-name="gr17" draw:text-style-name="P1" draw:layer="layout" svg:width="0.76cm" svg:height="1.046cm" svg:x="16.131cm" svg:y="7.058cm">
            <draw:text-box>
              <text:p text:style-name="P10"><text:span text:style-name="T10">3 </text:span></text:p>
            </draw:text-box>
          </draw:frame>
        </draw:g>
        <draw:line draw:style-name="gr19" draw:text-style-name="P1" draw:layer="layout" svg:x1="13.802cm" svg:y1="9.147cm" svg:x2="17.081cm" svg:y2="9.704cm">
          <text:p/>
        </draw:line>
        <draw:frame draw:style-name="gr20" draw:text-style-name="P1" draw:layer="layout" svg:width="2.54cm" svg:height="2.54cm" svg:x="1.671cm" svg:y="14.004cm">
          <draw:text-box>
            <text:p/>
          </draw:text-box>
        </draw:frame>
        <draw:g>
          <draw:polygon draw:style-name="gr16" draw:text-style-name="P12" draw:layer="layout" svg:width="0.76cm" svg:height="1.046cm" svg:x="1.372cm" svg:y="13.307cm" svg:viewBox="0 0 761 1047" draw:points="0,0 761,0 761,1047 0,1047">
            <text:p/>
          </draw:polygon>
          <draw:frame draw:style-name="gr17" draw:text-style-name="P1" draw:layer="layout" svg:width="0.76cm" svg:height="1.046cm" svg:x="1.372cm" svg:y="13.307cm">
            <draw:text-box>
              <text:p text:style-name="P10"><text:span text:style-name="T10">4 </text:span></text:p>
            </draw:text-box>
          </draw:frame>
        </draw:g>
        <draw:frame draw:style-name="gr21" draw:text-style-name="P1" draw:layer="layout" svg:width="8.464cm" svg:height="0.788cm" svg:x="2.29cm" svg:y="13.309cm">
          <draw:text-box>
            <text:p text:style-name="P2"><text:span text:style-name="T3">Autres bonnes pratiques de SAUVEGARDE :</text:span><text:span text:style-name="T4"> </text:span></text:p>
          </draw:text-box>
        </draw:frame>
        <draw:g>
          <draw:polygon draw:style-name="gr3" draw:text-style-name="P1" draw:layer="layout" svg:width="3.797cm" svg:height="1.599cm" svg:x="7.245cm" svg:y="14.192cm" svg:viewBox="0 0 3798 1600" draw:points="0,0 3798,0 3798,1600 0,1600">
            <text:p/>
          </draw:polygon>
          <draw:frame draw:style-name="gr22" draw:text-style-name="P1" draw:layer="layout" svg:width="3.797cm" svg:height="1.582cm" svg:x="7.245cm" svg:y="14.21cm">
            <draw:text-box>
              <text:p text:style-name="P10"><text:span text:style-name="T1">Conserver les anciennes copies </text:span><text:span text:style-name="T4">des dossiers et des fichiers </text:span></text:p>
            </draw:text-box>
          </draw:frame>
        </draw:g>
        <draw:g>
          <draw:polygon draw:style-name="gr3" draw:text-style-name="P1" draw:layer="layout" svg:width="4.631cm" svg:height="2.089cm" svg:x="11.871cm" svg:y="14.21cm" svg:viewBox="0 0 4632 2090" draw:points="0,0 4632,0 4632,2090 0,2090">
            <text:p/>
          </draw:polygon>
          <draw:frame draw:style-name="gr23" draw:text-style-name="P1" draw:layer="layout" svg:width="4.631cm" svg:height="2.072cm" svg:x="11.871cm" svg:y="14.228cm">
            <draw:text-box>
              <text:p text:style-name="P10"><text:span text:style-name="T1">Nommer* </text:span><text:span text:style-name="T4">les fichiers et les dossiers : sans espace, sans accent et sans caractères </text:span><text:span text:style-name="T4"><text:line-break/></text:span><text:span text:style-name="T4">spéciaux autres que </text:span><text:span text:style-name="T11">_ <text:s/>- <text:s/>. </text:span></text:p>
            </draw:text-box>
          </draw:frame>
        </draw:g>
        <draw:g>
          <draw:polygon draw:style-name="gr3" draw:text-style-name="P1" draw:layer="layout" svg:width="4.18cm" svg:height="2.915cm" svg:x="2.567cm" svg:y="14.21cm" svg:viewBox="0 0 4181 2916" draw:points="0,0 4181,0 4181,2916 0,2916">
            <text:p/>
          </draw:polygon>
          <draw:frame draw:style-name="gr24" draw:text-style-name="P1" draw:layer="layout" svg:width="4.18cm" svg:height="2.898cm" svg:x="2.567cm" svg:y="14.228cm">
            <draw:text-box>
              <text:p text:style-name="P10"><text:span text:style-name="T4">Chaque jour que votre texte est modifié :</text:span><text:span text:style-name="T1"> Créer une nouvelle copie </text:span><text:span text:style-name="T1"><text:line-break/></text:span><text:span text:style-name="T4">nommée avec la date du jour dans le nom du fichier </text:span></text:p>
            </draw:text-box>
          </draw:frame>
        </draw:g>
        <draw:polygon draw:style-name="gr25" draw:text-style-name="P13" draw:layer="layout" svg:width="3.535cm" svg:height="1.503cm" svg:x="2.828cm" svg:y="17.468cm" svg:viewBox="0 0 3536 1504" draw:points="0,0 3536,0 3536,1504 0,1504">
          <text:p/>
        </draw:polygon>
        <draw:g>
          <draw:polygon draw:style-name="gr3" draw:text-style-name="P1" draw:layer="layout" svg:width="3.758cm" svg:height="1.527cm" svg:x="7.248cm" svg:y="16.026cm" svg:viewBox="0 0 3759 1528" draw:points="0,0 3759,0 3759,1528 0,1528">
            <text:p/>
          </draw:polygon>
          <draw:frame draw:style-name="gr26" draw:text-style-name="P1" draw:layer="layout" svg:width="3.758cm" svg:height="1.509cm" svg:x="7.248cm" svg:y="16.043cm">
            <draw:text-box>
              <text:p text:style-name="P10"><text:span text:style-name="T4">Si besoin, </text:span><text:span text:style-name="T1">compresser </text:span><text:span text:style-name="T4">tout le dossier maître dans un fichier ZIP </text:span></text:p>
            </draw:text-box>
          </draw:frame>
        </draw:g>
        <draw:polygon draw:style-name="gr27" draw:text-style-name="P14" draw:layer="layout" svg:width="4.107cm" svg:height="1.418cm" svg:x="7.13cm" svg:y="17.866cm" svg:viewBox="0 0 4108 1419" draw:points="0,0 4108,0 4108,1419 0,1419">
          <text:p/>
        </draw:polygon>
        <draw:g>
          <draw:polygon draw:style-name="gr16" draw:text-style-name="P12" draw:layer="layout" svg:width="0.76cm" svg:height="1.046cm" svg:x="18.181cm" svg:y="13.002cm" svg:viewBox="0 0 761 1047" draw:points="0,0 761,0 761,1047 0,1047">
            <text:p/>
          </draw:polygon>
          <draw:frame draw:style-name="gr17" draw:text-style-name="P1" draw:layer="layout" svg:width="0.76cm" svg:height="1.046cm" svg:x="18.181cm" svg:y="13.002cm">
            <draw:text-box>
              <text:p text:style-name="P10"><text:span text:style-name="T10">5 </text:span></text:p>
            </draw:text-box>
          </draw:frame>
        </draw:g>
        <draw:frame draw:style-name="gr28" draw:text-style-name="P1" draw:layer="layout" svg:width="5.706cm" svg:height="1.096cm" svg:x="19.098cm" svg:y="13.003cm">
          <draw:text-box>
            <text:p text:style-name="P2"><text:span text:style-name="T3">Bonnes pratiques de CONSERVATION </text:span></text:p>
          </draw:text-box>
        </draw:frame>
        <draw:g>
          <draw:polygon draw:style-name="gr3" draw:text-style-name="P1" draw:layer="layout" svg:width="6.471cm" svg:height="1.762cm" svg:x="20.053cm" svg:y="17.282cm" svg:viewBox="0 0 6472 1763" draw:points="0,0 6472,0 6472,1763 0,1763">
            <text:p/>
          </draw:polygon>
          <draw:frame draw:style-name="gr29" draw:text-style-name="P1" draw:layer="layout" svg:width="6.471cm" svg:height="1.744cm" svg:x="20.053cm" svg:y="17.299cm">
            <draw:text-box>
              <text:p text:style-name="P10"><text:span text:style-name="T4">Si c’est important, </text:span><text:span text:style-name="T1">imprimez-le </text:span><text:span text:style-name="T1"><text:line-break/></text:span><text:span text:style-name="T4">et conservez-le dans un </text:span><text:span text:style-name="T1"><text:line-break/></text:span><text:span text:style-name="T1">lieu d’entreposage durable *</text:span><text:span text:style-name="T4"> </text:span></text:p>
            </draw:text-box>
          </draw:frame>
        </draw:g>
        <draw:g>
          <draw:polygon draw:style-name="gr3" draw:text-style-name="P1" draw:layer="layout" svg:width="6.471cm" svg:height="1.775cm" svg:x="20.053cm" svg:y="13.686cm" svg:viewBox="0 0 6472 1776" draw:points="0,0 6472,0 6472,1776 0,1776">
            <text:p/>
          </draw:polygon>
          <draw:frame draw:style-name="gr30" draw:text-style-name="P1" draw:layer="layout" svg:width="6.471cm" svg:height="1.758cm" svg:x="20.053cm" svg:y="13.704cm">
            <draw:text-box>
              <text:p text:style-name="P10"><text:span text:style-name="T1">Format ouvert* très recommandé :</text:span><text:span text:style-name="T1"><text:line-break/></text:span><text:span text:style-name="T4">PDF/A (archive), TXT, TEX, HTML, XML, ODF, RTF, EPUB, SVG, PNG ... </text:span></text:p>
            </draw:text-box>
          </draw:frame>
        </draw:g>
        <draw:g>
          <draw:polygon draw:style-name="gr3" draw:text-style-name="P1" draw:layer="layout" svg:width="6.481cm" svg:height="1.241cm" svg:x="20.053cm" svg:y="15.595cm" svg:viewBox="0 0 6482 1242" draw:points="0,0 6482,0 6482,1242 0,1242">
            <text:p/>
          </draw:polygon>
          <draw:frame draw:style-name="gr31" draw:text-style-name="P1" draw:layer="layout" svg:width="6.481cm" svg:height="1.223cm" svg:x="20.053cm" svg:y="15.612cm">
            <draw:text-box>
              <text:p text:style-name="P10"><text:span text:style-name="T1">Plan de gestion de données de recherche* </text:span><text:span text:style-name="T1"><text:line-break/></text:span><text:span text:style-name="T12">Demandez conseil à votre bibliothécaire disciplinaire</text:span><text:span text:style-name="T4"> </text:span></text:p>
            </draw:text-box>
          </draw:frame>
        </draw:g>
        <draw:polygon draw:style-name="gr32" draw:text-style-name="P15" draw:layer="layout" svg:width="4.802cm" svg:height="0.942cm" svg:x="11.871cm" svg:y="16.493cm" svg:viewBox="0 0 4803 943" draw:points="0,0 4803,0 4803,943 0,943">
          <text:p/>
        </draw:polygon>
        <draw:frame draw:style-name="gr33" draw:text-style-name="P1" draw:layer="layout" svg:width="9.195cm" svg:height="0.594cm" svg:x="17.381cm" svg:y="1.929cm">
          <draw:text-box>
            <text:p text:style-name="P7"><text:span text:style-name="T13">et pour ses productions électroniques en généra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5f_0" draw:display-name="Bitmap_0" xlink:href="Pictures/100000000000008D000000609DF036CAD07960F7.png" xlink:type="simple" xlink:show="embed" xlink:actuate="onLoad"/>
    <draw:fill-image draw:name="Bitmap_5f_1" draw:display-name="Bitmap_1" xlink:href="Pictures/10000201000001F8000000B182CC030F068D1B10.png" xlink:type="simple" xlink:show="embed" xlink:actuate="onLoad"/>
    <draw:fill-image draw:name="Bitmap_5f_2" draw:display-name="Bitmap_2" xlink:href="Pictures/10000000000000CC0000007EE3148716DB371279.png" xlink:type="simple" xlink:show="embed" xlink:actuate="onLoad"/>
    <draw:fill-image draw:name="Bitmap_5f_3" draw:display-name="Bitmap_3" xlink:href="Pictures/1000000000000061000000610E6766B0C675CB4A.png" xlink:type="simple" xlink:show="embed" xlink:actuate="onLoad"/>
    <draw:fill-image draw:name="Bitmap_5f_4" draw:display-name="Bitmap_4" xlink:href="Pictures/10000000000000A7000000470CA0A07D4F6F7056.png" xlink:type="simple" xlink:show="embed" xlink:actuate="onLoad"/>
    <draw:fill-image draw:name="Bitmap_5f_5" draw:display-name="Bitmap_5" xlink:href="Pictures/10000000000000C20000004397AAE32CD0FE9F2C.png" xlink:type="simple" xlink:show="embed" xlink:actuate="onLoad"/>
    <draw:fill-image draw:name="Bitmap_5f_6" draw:display-name="Bitmap_6" xlink:href="Pictures/10000000000001A70000005356A39D03E5C654D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/5.4.7.2$Windows_X86_64 LibreOffice_project/c838ef25c16710f8838b1faec480ebba495259d0</meta:generator>
  </office:meta>
</office:document-meta>
</file>